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2.833cm" style:rel-column-width="10922*"/>
    </style:style>
    <style:style style:name="표1.B" style:family="table-column">
      <style:table-column-properties style:column-width="2.833cm" style:rel-column-width="10923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F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F2" style:family="table-cell">
      <style:table-cell-properties fo:padding="0.097cm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658cm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12e4f8" style:text-blinking="false" style:font-size-asian="10.5pt" style:font-size-complex="12pt"/>
    </style:style>
    <style:style style:name="P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style:font-name="Slack-Lato" fo:font-size="11.25pt" style:font-size-asian="10.5pt" style:font-size-complex="12pt"/>
    </style:style>
    <style:style style:name="P9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10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1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12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13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14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15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16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17" style:family="paragraph" style:parent-style-name="Standard" style:list-style-name="L2">
      <style:text-properties officeooo:rsid="0039bf20" officeooo:paragraph-rsid="0012e4f8"/>
    </style:style>
    <style:style style:name="P18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19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20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21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22" style:family="paragraph" style:parent-style-name="Standard" style:list-style-name="L2">
      <style:text-properties officeooo:rsid="0100c76d" officeooo:paragraph-rsid="0012e4f8"/>
    </style:style>
    <style:style style:name="P23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24" style:family="paragraph" style:parent-style-name="Standard" style:list-style-name="L2">
      <style:text-properties officeooo:rsid="00ff462b" officeooo:paragraph-rsid="0012e4f8"/>
    </style:style>
    <style:style style:name="P25" style:family="paragraph" style:parent-style-name="Standard" style:list-style-name="L2">
      <style:text-properties officeooo:rsid="003be1bf" officeooo:paragraph-rsid="0012e4f8"/>
    </style:style>
    <style:style style:name="P26" style:family="paragraph" style:parent-style-name="Standard" style:list-style-name="L2">
      <style:text-properties officeooo:rsid="0012e4f8" officeooo:paragraph-rsid="0012e4f8"/>
    </style:style>
    <style:style style:name="P27" style:family="paragraph" style:parent-style-name="Standard" style:list-style-name="L2">
      <style:text-properties officeooo:rsid="0041004c" officeooo:paragraph-rsid="0012e4f8"/>
    </style:style>
    <style:style style:name="P28" style:family="paragraph" style:parent-style-name="Standard" style:list-style-name="L2">
      <style:text-properties officeooo:rsid="0043b333" officeooo:paragraph-rsid="0012e4f8"/>
    </style:style>
    <style:style style:name="P29" style:family="paragraph" style:parent-style-name="Standard" style:list-style-name="L2">
      <style:text-properties officeooo:rsid="0181830d" officeooo:paragraph-rsid="0012e4f8"/>
    </style:style>
    <style:style style:name="P30" style:family="paragraph" style:parent-style-name="Standard" style:list-style-name="L2">
      <style:text-properties officeooo:rsid="01845863" officeooo:paragraph-rsid="0012e4f8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4087890207281514472" text:style-name="L1">
        <text:list-item>
          <text:p text:style-name="P12">creative</text:p>
          <text:list>
            <text:list-item>
              <text:p text:style-name="P12">논문과 <text:span text:style-name="T5">직접 관련 없는(또는 관계를 알 수 없는) 요소</text:span>가 포함</text:p>
            </text:list-item>
            <text:list-item>
              <text:p text:style-name="P12">raw video + 논문 자료 <text:span text:style-name="T5">외의 컨텐츠</text:span>가 포함됨</text:p>
            </text:list-item>
            <text:list-item>
              <text:p text:style-name="P12">비디오의 이어붙이기는 포함<text:span text:style-name="T1">x</text:span></text:p>
            </text:list-item>
            <text:list-item>
              <text:p text:style-name="P12">촬영 비디오/논문 자료가 <text:span text:style-name="T5">가공</text:span>됨</text:p>
            </text:list-item>
          </text:list>
        </text:list-item>
        <text:list-item>
          <text:p text:style-name="P12">presentation</text:p>
          <text:list>
            <text:list-item>
              <text:p text:style-name="P12">논문에 제시된 <text:span text:style-name="T5">자료를 정적/동적 화면의 나열</text:span>로 설명</text:p>
            </text:list-item>
            <text:list-item>
              <text:p text:style-name="P13"><text:span text:style-name="T5">(소개 슬라이드→ 비디오)의 반복</text:span>도 포함</text:p>
              <text:list>
                <text:list-item>
                  <text:p text:style-name="P13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13">비디오 클립만 이어붙이는건 비포함(<text:span text:style-name="T3">raw</text:span>)</text:p>
            </text:list-item>
            <text:list-item>
              <text:p text:style-name="P14"><text:span text:style-name="T5">음성 설명하면서 정적/동적 자료 화면이 나열되는것</text:span>(즉 소개 슬라이드 부재) → 포함으로!</text:p>
              <text:list>
                <text:list-item>
                  <text:p text:style-name="P15">G6L7TzLhH7Y</text:p>
                </text:list-item>
                <text:list-item>
                  <text:p text:style-name="P14">raw+narrative에 대해 레이블링 다시</text:p>
                </text:list-item>
              </text:list>
            </text:list-item>
          </text:list>
        </text:list-item>
        <text:list-item>
          <text:p text:style-name="P12">raw: 촬영된 비디오를 가공 없이 게재</text:p>
          <text:list>
            <text:list-item>
              <text:p text:style-name="P13"><text:span text:style-name="T5">비디오 클립만 이어붙이는 것</text:span> 포함</text:p>
            </text:list-item>
            <text:list-item>
              <text:p text:style-name="P12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12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12">fixed</text:p>
          <text:list>
            <text:list-item>
              <text:p text:style-name="P12">(본질적으로)고정된 화면</text:p>
            </text:list-item>
            <text:list-item>
              <text:p text:style-name="P12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8622035497213410981" text:style-name="L2">
        <text:list-item>
          <text:p text:style-name="P17">paper_explanation: 대상 논문 해설을 예고/논문의 진척, 새로운 결과 등을 소개(/논문 저자)</text:p>
          <text:list>
            <text:list-item>
              <text:p text:style-name="P18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18">논문 원문<text:span text:style-name="T8">(Fig/Table)</text:span>의 일부가 표시되어야 함</text:p>
            </text:list-item>
            <text:list-item>
              <text:p text:style-name="P17">논문을 그냥 읽는 것도 포함</text:p>
            </text:list-item>
            <text:list-item>
              <text:p text:style-name="P17">형식: 프레젠테이션, 판서, ...</text:p>
            </text:list-item>
            <text:list-item>
              <text:p text:style-name="P17">청중이 학술 관련자(학회 발표<text:span text:style-name="T9">)</text:span></text:p>
            </text:list-item>
          </text:list>
        </text:list-item>
        <text:list-item>
          <text:p text:style-name="P17">paper_<text:span text:style-name="T10">linked_</text:span>supplementary: 논문 내에서 supplementary로 명시/description에서 supplementary, demo 등을 명시</text:p>
          <text:list>
            <text:list-item>
              <text:p text:style-name="P18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22">paper_supplementary</text:p>
          <text:list>
            <text:list-item>
              <text:p text:style-name="P19">(대상 논문)논문 내/논문 사이트에서 명시 없음</text:p>
            </text:list-item>
            <text:list-item>
              <text:p text:style-name="P23">(대상 논문)영상이 논문 내 자료 원본 혹은 그 연장선(애니메이션 등)일때</text:p>
            </text:list-item>
          </text:list>
        </text:list-item>
        <text:list-item>
          <text:p text:style-name="P17">paper_application: 논문의 수법, 기술을 적용, 활용한 독자적인 결과 영상, 소개</text:p>
          <text:list>
            <text:list-item>
              <text:p text:style-name="P24"/>
            </text:list-item>
          </text:list>
        </text:list-item>
        <text:list-item>
          <text:p text:style-name="P25">paper_assessment: (논문 소개 후에) 논문 평가가 주요 내용</text:p>
          <text:list>
            <text:list-item>
              <text:p text:style-name="P26">explanation을 포함할 때가 있음</text:p>
            </text:list-item>
          </text:list>
        </text:list-item>
        <text:list-item>
          <text:p text:style-name="P25">paper_reference: 주제의 일환으로 논문의 존재나 관련된 내용을 언급할 뿐, 논문의 해설되지 않음/영상 중 논문 언급이 없음/연구</text:p>
          <text:list>
            <text:list-item>
              <text:p text:style-name="P20">초두에 논문 해설할 것을 명시하지 않음</text:p>
            </text:list-item>
            <text:list-item>
              <text:p text:style-name="P21">description상에 reference로 명시되어 있음</text:p>
            </text:list-item>
            <text:list-item>
              <text:p text:style-name="P27">논문 언급 분량이 적음<text:span text:style-name="T10">(얼마나 적음?)</text:span></text:p>
            </text:list-item>
            <text:list-item>
              <text:p text:style-name="P27"><text:soft-page-break/>논문 본문이 표시될 수 있음</text:p>
            </text:list-item>
            <text:list-item>
              <text:p text:style-name="P27">아예 논문과 관계 없는 영상일 수 있음</text:p>
            </text:list-item>
            <text:list-item>
              <text:p text:style-name="P26">paper_visual=presentation, creative를 통해, 간단한 논문 소개,설명 케이스</text:p>
            </text:list-item>
          </text:list>
        </text:list-item>
        <text:list-item>
          <text:p text:style-name="P28">news: 논문이 주 내용이나, 홍보가 주 목적, 설명은 있으나 해설이 주 목적이 아님</text:p>
          <text:list>
            <text:list-item>
              <text:p text:style-name="P29">preview비디오 포함</text:p>
            </text:list-item>
            <text:list-item>
              <text:p text:style-name="P30">dissemination목적. </text:p>
            </text:list-item>
            <text:list-item>
              <text:p text:style-name="P16">홍보 대상은 논문 자체/논문과 관련된 프로젝트 등일수 있음.</text:p>
            </text:list-item>
          </text:list>
        </text:list-item>
      </text:list>
      <text:p text:style-name="P4"/>
      <text:p text:style-name="P7">scopus_preprocess 현황</text:p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B" table:number-columns-repeated="2"/>
        <table:table-column table:style-name="표1.A"/>
        <table:table-row>
          <table:table-cell table:style-name="표1.A1" office:value-type="string">
            <text:p text:style-name="P8">기간</text:p>
          </table:table-cell>
          <table:table-cell table:style-name="표1.A1" office:value-type="string">
            <text:p text:style-name="P8">분야</text:p>
          </table:table-cell>
          <table:table-cell table:style-name="표1.A1" office:value-type="string">
            <text:p text:style-name="P9">Redirection</text:p>
          </table:table-cell>
          <table:table-cell table:style-name="표1.A1" office:value-type="string">
            <text:p text:style-name="P9">AAS</text:p>
          </table:table-cell>
          <table:table-cell table:style-name="표1.A1" office:value-type="string">
            <text:p text:style-name="P8">비디오 수집</text:p>
          </table:table-cell>
          <table:table-cell table:style-name="표1.F1" office:value-type="string">
            <text:p text:style-name="P8">비디오 레이블</text:p>
          </table:table-cell>
        </table:table-row>
        <table:table-row>
          <table:table-cell table:style-name="표1.A2" office:value-type="string">
            <text:p text:style-name="P9">1401-14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9">200818</text:p>
          </table:table-cell>
          <table:table-cell table:style-name="표1.A2" office:value-type="string">
            <text:p text:style-name="P10">200724</text:p>
          </table:table-cell>
          <table:table-cell table:style-name="표1.F2" office:value-type="string">
            <text:p text:style-name="P11">200818</text:p>
          </table:table-cell>
        </table:table-row>
        <table:table-row>
          <table:table-cell table:style-name="표1.A2" office:value-type="string">
            <text:p text:style-name="P9">1401-1406</text:p>
          </table:table-cell>
          <table:table-cell table:style-name="표1.A2" office:value-type="string">
            <text:p text:style-name="P9">Life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8"/>
          </table:table-cell>
          <table:table-cell table:style-name="표1.A2" office:value-type="string">
            <text:p text:style-name="P10">200731</text:p>
          </table:table-cell>
          <table:table-cell table:style-name="표1.F2" office:value-type="string">
            <text:p text:style-name="P10"/>
          </table:table-cell>
        </table:table-row>
        <table:table-row>
          <table:table-cell table:style-name="표1.A2" office:value-type="string">
            <text:p text:style-name="P9">1701-17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8"/>
          </table:table-cell>
          <table:table-cell table:style-name="표1.A2" office:value-type="string">
            <text:p text:style-name="P10">200818</text:p>
          </table:table-cell>
          <table:table-cell table:style-name="표1.F2" office:value-type="string">
            <text:p text:style-name="P10"/>
          </table:table-cell>
        </table:table-row>
        <table:table-row table:style-name="표1.5">
          <table:table-cell table:style-name="표1.A2" office:value-type="string">
            <text:p text:style-name="P9">1901-19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9">200817</text:p>
          </table:table-cell>
          <table:table-cell table:style-name="표1.A2" office:value-type="string">
            <text:p text:style-name="P10">200818</text:p>
          </table:table-cell>
          <table:table-cell table:style-name="표1.F2" office:value-type="string">
            <text:p text:style-name="P10"/>
          </table:table-cell>
        </table:table-row>
        <table:table-row table:style-name="표1.5">
          <table:table-cell table:style-name="표1.A2" office:value-type="string">
            <text:p text:style-name="P10">1901-1906</text:p>
          </table:table-cell>
          <table:table-cell table:style-name="표1.A2" office:value-type="string">
            <text:p text:style-name="P10">Life</text:p>
          </table:table-cell>
          <table:table-cell table:style-name="표1.A2" office:value-type="string">
            <text:p text:style-name="P10">진행중</text:p>
          </table:table-cell>
          <table:table-cell table:style-name="표1.A2" office:value-type="string">
            <text:p text:style-name="P9"/>
          </table:table-cell>
          <table:table-cell table:style-name="표1.A2" office:value-type="string">
            <text:p text:style-name="P10"/>
          </table:table-cell>
          <table:table-cell table:style-name="표1.F2" office:value-type="string">
            <text:p text:style-name="P10"/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08-18T14:44:34.050949827</dc:date>
    <meta:editing-duration>PT1H57M23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2" meta:paragraph-count="78" meta:word-count="894" meta:character-count="1600" meta:non-whitespace-character-count="1368"/>
  </office:meta>
</office:document-meta>
</file>